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45ee7" officeooo:paragraph-rsid="00045ee7" style:font-size-asian="21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8:46:23.305169848</meta:creation-date>
    <dc:date>2020-08-15T18:46:58.986953617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1.5.2$Linux_X86_64 LibreOffice_project/10$Build-2</meta:generator>
  </office:meta>
</office:document-meta>
</file>